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35.4mm" svg:height="149.81mm" svg:x="3916.74mm" svg:y="20.98mm">
            <loext:p draw:notify-on-update-of-ranges="merge_obj.A3:merge_obj.GS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96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19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95"/>
        </table:table-row>
        <table:table-row table:style-name="ro1">
          <table:table-cell office:value-type="float" office:value="687938000" calcext:value-type="float">
            <text:p>687938000</text:p>
          </table:table-cell>
          <table:table-cell office:value-type="float" office:value="688918000" calcext:value-type="float">
            <text:p>688918000</text:p>
          </table:table-cell>
          <table:table-cell office:value-type="float" office:value="689372000" calcext:value-type="float">
            <text:p>689372000</text:p>
          </table:table-cell>
          <table:table-cell office:value-type="float" office:value="687603000" calcext:value-type="float">
            <text:p>687603000</text:p>
          </table:table-cell>
          <table:table-cell office:value-type="float" office:value="688704000" calcext:value-type="float">
            <text:p>688704000</text:p>
          </table:table-cell>
          <table:table-cell office:value-type="float" office:value="685906000" calcext:value-type="float">
            <text:p>685906000</text:p>
          </table:table-cell>
          <table:table-cell office:value-type="float" office:value="686676000" calcext:value-type="float">
            <text:p>686676000</text:p>
          </table:table-cell>
          <table:table-cell office:value-type="float" office:value="687670000" calcext:value-type="float">
            <text:p>687670000</text:p>
          </table:table-cell>
          <table:table-cell office:value-type="float" office:value="689149000" calcext:value-type="float">
            <text:p>689149000</text:p>
          </table:table-cell>
          <table:table-cell office:value-type="float" office:value="685226000" calcext:value-type="float">
            <text:p>685226000</text:p>
          </table:table-cell>
          <table:table-cell office:value-type="float" office:value="684420000" calcext:value-type="float">
            <text:p>684420000</text:p>
          </table:table-cell>
          <table:table-cell office:value-type="float" office:value="688517000" calcext:value-type="float">
            <text:p>688517000</text:p>
          </table:table-cell>
          <table:table-cell office:value-type="float" office:value="685154000" calcext:value-type="float">
            <text:p>685154000</text:p>
          </table:table-cell>
          <table:table-cell office:value-type="float" office:value="686317000" calcext:value-type="float">
            <text:p>686317000</text:p>
          </table:table-cell>
          <table:table-cell office:value-type="float" office:value="686930000" calcext:value-type="float">
            <text:p>686930000</text:p>
          </table:table-cell>
          <table:table-cell office:value-type="float" office:value="688373000" calcext:value-type="float">
            <text:p>688373000</text:p>
          </table:table-cell>
          <table:table-cell office:value-type="float" office:value="685437000" calcext:value-type="float">
            <text:p>685437000</text:p>
          </table:table-cell>
          <table:table-cell office:value-type="float" office:value="686350000" calcext:value-type="float">
            <text:p>686350000</text:p>
          </table:table-cell>
          <table:table-cell office:value-type="float" office:value="686117000" calcext:value-type="float">
            <text:p>686117000</text:p>
          </table:table-cell>
          <table:table-cell office:value-type="float" office:value="685164000" calcext:value-type="float">
            <text:p>685164000</text:p>
          </table:table-cell>
          <table:table-cell office:value-type="float" office:value="688190000" calcext:value-type="float">
            <text:p>688190000</text:p>
          </table:table-cell>
          <table:table-cell office:value-type="float" office:value="687380000" calcext:value-type="float">
            <text:p>687380000</text:p>
          </table:table-cell>
          <table:table-cell office:value-type="float" office:value="690980000" calcext:value-type="float">
            <text:p>690980000</text:p>
          </table:table-cell>
          <table:table-cell office:value-type="float" office:value="688924000" calcext:value-type="float">
            <text:p>688924000</text:p>
          </table:table-cell>
          <table:table-cell office:value-type="float" office:value="686543000" calcext:value-type="float">
            <text:p>686543000</text:p>
          </table:table-cell>
          <table:table-cell office:value-type="float" office:value="687450000" calcext:value-type="float">
            <text:p>687450000</text:p>
          </table:table-cell>
          <table:table-cell office:value-type="float" office:value="686732000" calcext:value-type="float">
            <text:p>686732000</text:p>
          </table:table-cell>
          <table:table-cell office:value-type="float" office:value="686440000" calcext:value-type="float">
            <text:p>686440000</text:p>
          </table:table-cell>
          <table:table-cell office:value-type="float" office:value="691253000" calcext:value-type="float">
            <text:p>691253000</text:p>
          </table:table-cell>
          <table:table-cell office:value-type="float" office:value="687257000" calcext:value-type="float">
            <text:p>687257000</text:p>
          </table:table-cell>
          <table:table-cell office:value-type="float" office:value="690238000" calcext:value-type="float">
            <text:p>690238000</text:p>
          </table:table-cell>
          <table:table-cell office:value-type="float" office:value="686962000" calcext:value-type="float">
            <text:p>686962000</text:p>
          </table:table-cell>
          <table:table-cell office:value-type="float" office:value="691684000" calcext:value-type="float">
            <text:p>691684000</text:p>
          </table:table-cell>
          <table:table-cell office:value-type="float" office:value="688345000" calcext:value-type="float">
            <text:p>688345000</text:p>
          </table:table-cell>
          <table:table-cell office:value-type="float" office:value="687921000" calcext:value-type="float">
            <text:p>687921000</text:p>
          </table:table-cell>
          <table:table-cell office:value-type="float" office:value="685967000" calcext:value-type="float">
            <text:p>685967000</text:p>
          </table:table-cell>
          <table:table-cell office:value-type="float" office:value="685778000" calcext:value-type="float">
            <text:p>685778000</text:p>
          </table:table-cell>
          <table:table-cell office:value-type="float" office:value="685790000" calcext:value-type="float">
            <text:p>685790000</text:p>
          </table:table-cell>
          <table:table-cell office:value-type="float" office:value="688801000" calcext:value-type="float">
            <text:p>688801000</text:p>
          </table:table-cell>
          <table:table-cell office:value-type="float" office:value="687814000" calcext:value-type="float">
            <text:p>687814000</text:p>
          </table:table-cell>
          <table:table-cell office:value-type="float" office:value="688555000" calcext:value-type="float">
            <text:p>688555000</text:p>
          </table:table-cell>
          <table:table-cell office:value-type="float" office:value="685842000" calcext:value-type="float">
            <text:p>685842000</text:p>
          </table:table-cell>
          <table:table-cell office:value-type="float" office:value="686455000" calcext:value-type="float">
            <text:p>686455000</text:p>
          </table:table-cell>
          <table:table-cell office:value-type="float" office:value="683905000" calcext:value-type="float">
            <text:p>683905000</text:p>
          </table:table-cell>
          <table:table-cell office:value-type="float" office:value="689360000" calcext:value-type="float">
            <text:p>689360000</text:p>
          </table:table-cell>
          <table:table-cell office:value-type="float" office:value="684969000" calcext:value-type="float">
            <text:p>684969000</text:p>
          </table:table-cell>
          <table:table-cell office:value-type="float" office:value="686415000" calcext:value-type="float">
            <text:p>686415000</text:p>
          </table:table-cell>
          <table:table-cell office:value-type="float" office:value="686535000" calcext:value-type="float">
            <text:p>686535000</text:p>
          </table:table-cell>
          <table:table-cell office:value-type="float" office:value="687903000" calcext:value-type="float">
            <text:p>687903000</text:p>
          </table:table-cell>
          <table:table-cell office:value-type="float" office:value="693689000" calcext:value-type="float">
            <text:p>693689000</text:p>
          </table:table-cell>
          <table:table-cell office:value-type="float" office:value="748697000" calcext:value-type="float">
            <text:p>748697000</text:p>
          </table:table-cell>
          <table:table-cell office:value-type="float" office:value="748736000" calcext:value-type="float">
            <text:p>748736000</text:p>
          </table:table-cell>
          <table:table-cell office:value-type="float" office:value="748527000" calcext:value-type="float">
            <text:p>748527000</text:p>
          </table:table-cell>
          <table:table-cell office:value-type="float" office:value="748943000" calcext:value-type="float">
            <text:p>748943000</text:p>
          </table:table-cell>
          <table:table-cell office:value-type="float" office:value="748988000" calcext:value-type="float">
            <text:p>748988000</text:p>
          </table:table-cell>
          <table:table-cell office:value-type="float" office:value="748773000" calcext:value-type="float">
            <text:p>748773000</text:p>
          </table:table-cell>
          <table:table-cell office:value-type="float" office:value="748571000" calcext:value-type="float">
            <text:p>748571000</text:p>
          </table:table-cell>
          <table:table-cell office:value-type="float" office:value="748953000" calcext:value-type="float">
            <text:p>748953000</text:p>
          </table:table-cell>
          <table:table-cell office:value-type="float" office:value="748589000" calcext:value-type="float">
            <text:p>748589000</text:p>
          </table:table-cell>
          <table:table-cell office:value-type="float" office:value="748487000" calcext:value-type="float">
            <text:p>748487000</text:p>
          </table:table-cell>
          <table:table-cell office:value-type="float" office:value="748182000" calcext:value-type="float">
            <text:p>748182000</text:p>
          </table:table-cell>
          <table:table-cell office:value-type="float" office:value="748739000" calcext:value-type="float">
            <text:p>748739000</text:p>
          </table:table-cell>
          <table:table-cell office:value-type="float" office:value="748410000" calcext:value-type="float">
            <text:p>748410000</text:p>
          </table:table-cell>
          <table:table-cell office:value-type="float" office:value="748434000" calcext:value-type="float">
            <text:p>748434000</text:p>
          </table:table-cell>
          <table:table-cell office:value-type="float" office:value="748661000" calcext:value-type="float">
            <text:p>748661000</text:p>
          </table:table-cell>
          <table:table-cell office:value-type="float" office:value="748995000" calcext:value-type="float">
            <text:p>748995000</text:p>
          </table:table-cell>
          <table:table-cell office:value-type="float" office:value="748620000" calcext:value-type="float">
            <text:p>748620000</text:p>
          </table:table-cell>
          <table:table-cell office:value-type="float" office:value="748473000" calcext:value-type="float">
            <text:p>748473000</text:p>
          </table:table-cell>
          <table:table-cell office:value-type="float" office:value="748439000" calcext:value-type="float">
            <text:p>748439000</text:p>
          </table:table-cell>
          <table:table-cell office:value-type="float" office:value="748412000" calcext:value-type="float">
            <text:p>748412000</text:p>
          </table:table-cell>
          <table:table-cell office:value-type="float" office:value="748391000" calcext:value-type="float">
            <text:p>748391000</text:p>
          </table:table-cell>
          <table:table-cell office:value-type="float" office:value="748535000" calcext:value-type="float">
            <text:p>748535000</text:p>
          </table:table-cell>
          <table:table-cell office:value-type="float" office:value="748438000" calcext:value-type="float">
            <text:p>748438000</text:p>
          </table:table-cell>
          <table:table-cell office:value-type="float" office:value="748676000" calcext:value-type="float">
            <text:p>748676000</text:p>
          </table:table-cell>
          <table:table-cell office:value-type="float" office:value="748669000" calcext:value-type="float">
            <text:p>748669000</text:p>
          </table:table-cell>
          <table:table-cell office:value-type="float" office:value="748506000" calcext:value-type="float">
            <text:p>748506000</text:p>
          </table:table-cell>
          <table:table-cell office:value-type="float" office:value="748642000" calcext:value-type="float">
            <text:p>748642000</text:p>
          </table:table-cell>
          <table:table-cell office:value-type="float" office:value="748480000" calcext:value-type="float">
            <text:p>748480000</text:p>
          </table:table-cell>
          <table:table-cell office:value-type="float" office:value="748573000" calcext:value-type="float">
            <text:p>748573000</text:p>
          </table:table-cell>
          <table:table-cell office:value-type="float" office:value="748579000" calcext:value-type="float">
            <text:p>748579000</text:p>
          </table:table-cell>
          <table:table-cell office:value-type="float" office:value="748551000" calcext:value-type="float">
            <text:p>748551000</text:p>
          </table:table-cell>
          <table:table-cell office:value-type="float" office:value="748725000" calcext:value-type="float">
            <text:p>748725000</text:p>
          </table:table-cell>
          <table:table-cell office:value-type="float" office:value="748439000" calcext:value-type="float">
            <text:p>748439000</text:p>
          </table:table-cell>
          <table:table-cell office:value-type="float" office:value="748814000" calcext:value-type="float">
            <text:p>748814000</text:p>
          </table:table-cell>
          <table:table-cell office:value-type="float" office:value="748675000" calcext:value-type="float">
            <text:p>748675000</text:p>
          </table:table-cell>
          <table:table-cell office:value-type="float" office:value="748384000" calcext:value-type="float">
            <text:p>748384000</text:p>
          </table:table-cell>
          <table:table-cell office:value-type="float" office:value="748693000" calcext:value-type="float">
            <text:p>748693000</text:p>
          </table:table-cell>
          <table:table-cell office:value-type="float" office:value="748870000" calcext:value-type="float">
            <text:p>748870000</text:p>
          </table:table-cell>
          <table:table-cell office:value-type="float" office:value="748401000" calcext:value-type="float">
            <text:p>748401000</text:p>
          </table:table-cell>
          <table:table-cell office:value-type="float" office:value="748657000" calcext:value-type="float">
            <text:p>748657000</text:p>
          </table:table-cell>
          <table:table-cell office:value-type="float" office:value="748506000" calcext:value-type="float">
            <text:p>748506000</text:p>
          </table:table-cell>
          <table:table-cell office:value-type="float" office:value="748954000" calcext:value-type="float">
            <text:p>748954000</text:p>
          </table:table-cell>
          <table:table-cell office:value-type="float" office:value="748571000" calcext:value-type="float">
            <text:p>748571000</text:p>
          </table:table-cell>
          <table:table-cell office:value-type="float" office:value="748624000" calcext:value-type="float">
            <text:p>748624000</text:p>
          </table:table-cell>
          <table:table-cell office:value-type="float" office:value="748676000" calcext:value-type="float">
            <text:p>748676000</text:p>
          </table:table-cell>
          <table:table-cell office:value-type="float" office:value="748902000" calcext:value-type="float">
            <text:p>748902000</text:p>
          </table:table-cell>
          <table:table-cell office:value-type="float" office:value="748340000" calcext:value-type="float">
            <text:p>748340000</text:p>
          </table:table-cell>
          <table:table-cell office:value-type="float" office:value="748902000" calcext:value-type="float">
            <text:p>748902000</text:p>
          </table:table-cell>
          <table:table-cell office:value-type="float" office:value="748667000" calcext:value-type="float">
            <text:p>748667000</text:p>
          </table:table-cell>
          <table:table-cell office:value-type="float" office:value="748758000" calcext:value-type="float">
            <text:p>748758000</text:p>
          </table:table-cell>
          <table:table-cell office:value-type="float" office:value="760441000" calcext:value-type="float">
            <text:p>760441000</text:p>
          </table:table-cell>
          <table:table-cell office:value-type="float" office:value="760760000" calcext:value-type="float">
            <text:p>760760000</text:p>
          </table:table-cell>
          <table:table-cell office:value-type="float" office:value="761203000" calcext:value-type="float">
            <text:p>761203000</text:p>
          </table:table-cell>
          <table:table-cell office:value-type="float" office:value="760574000" calcext:value-type="float">
            <text:p>760574000</text:p>
          </table:table-cell>
          <table:table-cell office:value-type="float" office:value="760362000" calcext:value-type="float">
            <text:p>760362000</text:p>
          </table:table-cell>
          <table:table-cell office:value-type="float" office:value="761150000" calcext:value-type="float">
            <text:p>761150000</text:p>
          </table:table-cell>
          <table:table-cell office:value-type="float" office:value="760771000" calcext:value-type="float">
            <text:p>760771000</text:p>
          </table:table-cell>
          <table:table-cell office:value-type="float" office:value="760987000" calcext:value-type="float">
            <text:p>760987000</text:p>
          </table:table-cell>
          <table:table-cell office:value-type="float" office:value="761001000" calcext:value-type="float">
            <text:p>761001000</text:p>
          </table:table-cell>
          <table:table-cell office:value-type="float" office:value="760642000" calcext:value-type="float">
            <text:p>760642000</text:p>
          </table:table-cell>
          <table:table-cell office:value-type="float" office:value="761318000" calcext:value-type="float">
            <text:p>761318000</text:p>
          </table:table-cell>
          <table:table-cell office:value-type="float" office:value="760693000" calcext:value-type="float">
            <text:p>760693000</text:p>
          </table:table-cell>
          <table:table-cell office:value-type="float" office:value="760598000" calcext:value-type="float">
            <text:p>760598000</text:p>
          </table:table-cell>
          <table:table-cell office:value-type="float" office:value="760064000" calcext:value-type="float">
            <text:p>760064000</text:p>
          </table:table-cell>
          <table:table-cell office:value-type="float" office:value="760572000" calcext:value-type="float">
            <text:p>760572000</text:p>
          </table:table-cell>
          <table:table-cell office:value-type="float" office:value="760661000" calcext:value-type="float">
            <text:p>760661000</text:p>
          </table:table-cell>
          <table:table-cell office:value-type="float" office:value="760435000" calcext:value-type="float">
            <text:p>760435000</text:p>
          </table:table-cell>
          <table:table-cell office:value-type="float" office:value="760485000" calcext:value-type="float">
            <text:p>760485000</text:p>
          </table:table-cell>
          <table:table-cell office:value-type="float" office:value="761112000" calcext:value-type="float">
            <text:p>761112000</text:p>
          </table:table-cell>
          <table:table-cell office:value-type="float" office:value="760219000" calcext:value-type="float">
            <text:p>760219000</text:p>
          </table:table-cell>
          <table:table-cell office:value-type="float" office:value="760821000" calcext:value-type="float">
            <text:p>760821000</text:p>
          </table:table-cell>
          <table:table-cell office:value-type="float" office:value="760830000" calcext:value-type="float">
            <text:p>760830000</text:p>
          </table:table-cell>
          <table:table-cell office:value-type="float" office:value="760482000" calcext:value-type="float">
            <text:p>760482000</text:p>
          </table:table-cell>
          <table:table-cell office:value-type="float" office:value="759949000" calcext:value-type="float">
            <text:p>759949000</text:p>
          </table:table-cell>
          <table:table-cell office:value-type="float" office:value="760720000" calcext:value-type="float">
            <text:p>760720000</text:p>
          </table:table-cell>
          <table:table-cell office:value-type="float" office:value="761400000" calcext:value-type="float">
            <text:p>761400000</text:p>
          </table:table-cell>
          <table:table-cell office:value-type="float" office:value="760888000" calcext:value-type="float">
            <text:p>760888000</text:p>
          </table:table-cell>
          <table:table-cell office:value-type="float" office:value="761410000" calcext:value-type="float">
            <text:p>761410000</text:p>
          </table:table-cell>
          <table:table-cell office:value-type="float" office:value="760662000" calcext:value-type="float">
            <text:p>760662000</text:p>
          </table:table-cell>
          <table:table-cell office:value-type="float" office:value="760551000" calcext:value-type="float">
            <text:p>760551000</text:p>
          </table:table-cell>
          <table:table-cell office:value-type="float" office:value="760477000" calcext:value-type="float">
            <text:p>760477000</text:p>
          </table:table-cell>
          <table:table-cell office:value-type="float" office:value="760918000" calcext:value-type="float">
            <text:p>760918000</text:p>
          </table:table-cell>
          <table:table-cell office:value-type="float" office:value="760148000" calcext:value-type="float">
            <text:p>760148000</text:p>
          </table:table-cell>
          <table:table-cell office:value-type="float" office:value="760702000" calcext:value-type="float">
            <text:p>760702000</text:p>
          </table:table-cell>
          <table:table-cell office:value-type="float" office:value="760610000" calcext:value-type="float">
            <text:p>760610000</text:p>
          </table:table-cell>
          <table:table-cell office:value-type="float" office:value="759968000" calcext:value-type="float">
            <text:p>759968000</text:p>
          </table:table-cell>
          <table:table-cell office:value-type="float" office:value="761089000" calcext:value-type="float">
            <text:p>761089000</text:p>
          </table:table-cell>
          <table:table-cell office:value-type="float" office:value="760272000" calcext:value-type="float">
            <text:p>760272000</text:p>
          </table:table-cell>
          <table:table-cell office:value-type="float" office:value="760886000" calcext:value-type="float">
            <text:p>760886000</text:p>
          </table:table-cell>
          <table:table-cell office:value-type="float" office:value="761072000" calcext:value-type="float">
            <text:p>761072000</text:p>
          </table:table-cell>
          <table:table-cell office:value-type="float" office:value="760940000" calcext:value-type="float">
            <text:p>760940000</text:p>
          </table:table-cell>
          <table:table-cell office:value-type="float" office:value="760691000" calcext:value-type="float">
            <text:p>760691000</text:p>
          </table:table-cell>
          <table:table-cell office:value-type="float" office:value="760432000" calcext:value-type="float">
            <text:p>760432000</text:p>
          </table:table-cell>
          <table:table-cell office:value-type="float" office:value="760486000" calcext:value-type="float">
            <text:p>760486000</text:p>
          </table:table-cell>
          <table:table-cell office:value-type="float" office:value="760255000" calcext:value-type="float">
            <text:p>760255000</text:p>
          </table:table-cell>
          <table:table-cell office:value-type="float" office:value="760660000" calcext:value-type="float">
            <text:p>760660000</text:p>
          </table:table-cell>
          <table:table-cell office:value-type="float" office:value="760551000" calcext:value-type="float">
            <text:p>760551000</text:p>
          </table:table-cell>
          <table:table-cell office:value-type="float" office:value="760790000" calcext:value-type="float">
            <text:p>760790000</text:p>
          </table:table-cell>
          <table:table-cell office:value-type="float" office:value="760576000" calcext:value-type="float">
            <text:p>760576000</text:p>
          </table:table-cell>
          <table:table-cell office:value-type="float" office:value="760552000" calcext:value-type="float">
            <text:p>760552000</text:p>
          </table:table-cell>
          <table:table-cell office:value-type="float" office:value="791868000" calcext:value-type="float">
            <text:p>791868000</text:p>
          </table:table-cell>
          <table:table-cell office:value-type="float" office:value="792071000" calcext:value-type="float">
            <text:p>792071000</text:p>
          </table:table-cell>
          <table:table-cell office:value-type="float" office:value="792178000" calcext:value-type="float">
            <text:p>792178000</text:p>
          </table:table-cell>
          <table:table-cell office:value-type="float" office:value="792212000" calcext:value-type="float">
            <text:p>792212000</text:p>
          </table:table-cell>
          <table:table-cell office:value-type="float" office:value="792058000" calcext:value-type="float">
            <text:p>792058000</text:p>
          </table:table-cell>
          <table:table-cell office:value-type="float" office:value="792029000" calcext:value-type="float">
            <text:p>792029000</text:p>
          </table:table-cell>
          <table:table-cell office:value-type="float" office:value="792213000" calcext:value-type="float">
            <text:p>792213000</text:p>
          </table:table-cell>
          <table:table-cell office:value-type="float" office:value="791959000" calcext:value-type="float">
            <text:p>791959000</text:p>
          </table:table-cell>
          <table:table-cell office:value-type="float" office:value="792053000" calcext:value-type="float">
            <text:p>792053000</text:p>
          </table:table-cell>
          <table:table-cell office:value-type="float" office:value="792063000" calcext:value-type="float">
            <text:p>792063000</text:p>
          </table:table-cell>
          <table:table-cell office:value-type="float" office:value="791981000" calcext:value-type="float">
            <text:p>791981000</text:p>
          </table:table-cell>
          <table:table-cell office:value-type="float" office:value="792118000" calcext:value-type="float">
            <text:p>792118000</text:p>
          </table:table-cell>
          <table:table-cell office:value-type="float" office:value="791954000" calcext:value-type="float">
            <text:p>791954000</text:p>
          </table:table-cell>
          <table:table-cell office:value-type="float" office:value="792215000" calcext:value-type="float">
            <text:p>792215000</text:p>
          </table:table-cell>
          <table:table-cell office:value-type="float" office:value="792147000" calcext:value-type="float">
            <text:p>792147000</text:p>
          </table:table-cell>
          <table:table-cell office:value-type="float" office:value="792205000" calcext:value-type="float">
            <text:p>792205000</text:p>
          </table:table-cell>
          <table:table-cell office:value-type="float" office:value="792215000" calcext:value-type="float">
            <text:p>792215000</text:p>
          </table:table-cell>
          <table:table-cell office:value-type="float" office:value="792103000" calcext:value-type="float">
            <text:p>792103000</text:p>
          </table:table-cell>
          <table:table-cell office:value-type="float" office:value="792124000" calcext:value-type="float">
            <text:p>792124000</text:p>
          </table:table-cell>
          <table:table-cell office:value-type="float" office:value="792242000" calcext:value-type="float">
            <text:p>792242000</text:p>
          </table:table-cell>
          <table:table-cell office:value-type="float" office:value="792083000" calcext:value-type="float">
            <text:p>792083000</text:p>
          </table:table-cell>
          <table:table-cell office:value-type="float" office:value="792021000" calcext:value-type="float">
            <text:p>792021000</text:p>
          </table:table-cell>
          <table:table-cell office:value-type="float" office:value="792137000" calcext:value-type="float">
            <text:p>792137000</text:p>
          </table:table-cell>
          <table:table-cell office:value-type="float" office:value="792149000" calcext:value-type="float">
            <text:p>792149000</text:p>
          </table:table-cell>
          <table:table-cell office:value-type="float" office:value="792093000" calcext:value-type="float">
            <text:p>792093000</text:p>
          </table:table-cell>
          <table:table-cell office:value-type="float" office:value="792106000" calcext:value-type="float">
            <text:p>792106000</text:p>
          </table:table-cell>
          <table:table-cell office:value-type="float" office:value="792165000" calcext:value-type="float">
            <text:p>792165000</text:p>
          </table:table-cell>
          <table:table-cell office:value-type="float" office:value="792147000" calcext:value-type="float">
            <text:p>792147000</text:p>
          </table:table-cell>
          <table:table-cell office:value-type="float" office:value="792159000" calcext:value-type="float">
            <text:p>792159000</text:p>
          </table:table-cell>
          <table:table-cell office:value-type="float" office:value="792097000" calcext:value-type="float">
            <text:p>792097000</text:p>
          </table:table-cell>
          <table:table-cell office:value-type="float" office:value="791907000" calcext:value-type="float">
            <text:p>791907000</text:p>
          </table:table-cell>
          <table:table-cell office:value-type="float" office:value="792083000" calcext:value-type="float">
            <text:p>792083000</text:p>
          </table:table-cell>
          <table:table-cell office:value-type="float" office:value="792051000" calcext:value-type="float">
            <text:p>792051000</text:p>
          </table:table-cell>
          <table:table-cell office:value-type="float" office:value="792230000" calcext:value-type="float">
            <text:p>792230000</text:p>
          </table:table-cell>
          <table:table-cell office:value-type="float" office:value="792244000" calcext:value-type="float">
            <text:p>792244000</text:p>
          </table:table-cell>
          <table:table-cell office:value-type="float" office:value="792254000" calcext:value-type="float">
            <text:p>792254000</text:p>
          </table:table-cell>
          <table:table-cell office:value-type="float" office:value="791940000" calcext:value-type="float">
            <text:p>791940000</text:p>
          </table:table-cell>
          <table:table-cell office:value-type="float" office:value="792007000" calcext:value-type="float">
            <text:p>792007000</text:p>
          </table:table-cell>
          <table:table-cell office:value-type="float" office:value="792172000" calcext:value-type="float">
            <text:p>792172000</text:p>
          </table:table-cell>
          <table:table-cell office:value-type="float" office:value="792050000" calcext:value-type="float">
            <text:p>792050000</text:p>
          </table:table-cell>
          <table:table-cell office:value-type="float" office:value="792105000" calcext:value-type="float">
            <text:p>792105000</text:p>
          </table:table-cell>
          <table:table-cell office:value-type="float" office:value="792077000" calcext:value-type="float">
            <text:p>792077000</text:p>
          </table:table-cell>
          <table:table-cell office:value-type="float" office:value="791980000" calcext:value-type="float">
            <text:p>791980000</text:p>
          </table:table-cell>
          <table:table-cell office:value-type="float" office:value="792138000" calcext:value-type="float">
            <text:p>792138000</text:p>
          </table:table-cell>
          <table:table-cell office:value-type="float" office:value="792017000" calcext:value-type="float">
            <text:p>792017000</text:p>
          </table:table-cell>
          <table:table-cell office:value-type="float" office:value="792253000" calcext:value-type="float">
            <text:p>792253000</text:p>
          </table:table-cell>
          <table:table-cell office:value-type="float" office:value="792373000" calcext:value-type="float">
            <text:p>792373000</text:p>
          </table:table-cell>
          <table:table-cell office:value-type="float" office:value="791870000" calcext:value-type="float">
            <text:p>791870000</text:p>
          </table:table-cell>
          <table:table-cell office:value-type="float" office:value="792204000" calcext:value-type="float">
            <text:p>792204000</text:p>
          </table:table-cell>
          <table:table-cell office:value-type="float" office:value="791971000" calcext:value-type="float">
            <text:p>791971000</text:p>
          </table:table-cell>
          <table:table-cell office:value-type="float" office:value="797439000" calcext:value-type="float">
            <text:p>79743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5:21:30.629779099</dc:date>
    <meta:editing-duration>P3DT22H45M4S</meta:editing-duration>
    <meta:editing-cycles>4</meta:editing-cycles>
    <meta:generator>LibreOffice/5.1.6.2$Linux_X86_64 LibreOffice_project/10m0$Build-2</meta:generator>
    <meta:document-statistic meta:table-count="1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41cm" svg:height="14.982cm" xlink:href=".." xlink:type="simple" chart:class="chart:line" chart:style-name="ch1">
        <chart:title svg:x="6.792cm" svg:y="0.435cm" chart:style-name="ch2">
          <text:p>zuck_small - simple merge 50/4 - max 7.974e+08</text:p>
        </chart:title>
        <chart:plot-area chart:style-name="ch3" table:cell-range-address="merge_obj.A3:merge_obj.GS3" svg:x="1.481cm" svg:y="1.513cm" svg:width="21.59cm" svg:height="12.189cm">
          <chartooo:coordinate-region svg:x="3.399cm" svg:y="1.634cm" svg:width="19.672cm" svg:height="11.066cm"/>
          <chart:axis chart:dimension="x" chart:name="primary-x" chart:style-name="ch4">
            <chart:title svg:x="11.319cm" svg:y="14.001cm" chart:style-name="ch5">
              <text:p>SA Iterations</text:p>
            </chart:title>
          </chart:axis>
          <chart:axis chart:dimension="y" chart:name="primary-y" chart:style-name="ch4">
            <chart:title svg:x="0.451cm" svg:y="8.789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GS3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87938000">
                <text:p>687938000</text:p>
                <draw:g>
                  <svg:desc>merge_obj.A3:merge_obj.GS3</svg:desc>
                </draw:g>
              </table:table-cell>
              <table:table-cell office:value-type="float" office:value="688918000">
                <text:p>688918000</text:p>
              </table:table-cell>
              <table:table-cell office:value-type="float" office:value="689372000">
                <text:p>689372000</text:p>
              </table:table-cell>
              <table:table-cell office:value-type="float" office:value="687603000">
                <text:p>687603000</text:p>
              </table:table-cell>
              <table:table-cell office:value-type="float" office:value="688704000">
                <text:p>688704000</text:p>
              </table:table-cell>
              <table:table-cell office:value-type="float" office:value="685906000">
                <text:p>685906000</text:p>
              </table:table-cell>
              <table:table-cell office:value-type="float" office:value="686676000">
                <text:p>686676000</text:p>
              </table:table-cell>
              <table:table-cell office:value-type="float" office:value="687670000">
                <text:p>687670000</text:p>
              </table:table-cell>
              <table:table-cell office:value-type="float" office:value="689149000">
                <text:p>689149000</text:p>
              </table:table-cell>
              <table:table-cell office:value-type="float" office:value="685226000">
                <text:p>685226000</text:p>
              </table:table-cell>
              <table:table-cell office:value-type="float" office:value="684420000">
                <text:p>684420000</text:p>
              </table:table-cell>
              <table:table-cell office:value-type="float" office:value="688517000">
                <text:p>688517000</text:p>
              </table:table-cell>
              <table:table-cell office:value-type="float" office:value="685154000">
                <text:p>685154000</text:p>
              </table:table-cell>
              <table:table-cell office:value-type="float" office:value="686317000">
                <text:p>686317000</text:p>
              </table:table-cell>
              <table:table-cell office:value-type="float" office:value="686930000">
                <text:p>686930000</text:p>
              </table:table-cell>
              <table:table-cell office:value-type="float" office:value="688373000">
                <text:p>688373000</text:p>
              </table:table-cell>
              <table:table-cell office:value-type="float" office:value="685437000">
                <text:p>685437000</text:p>
              </table:table-cell>
              <table:table-cell office:value-type="float" office:value="686350000">
                <text:p>686350000</text:p>
              </table:table-cell>
              <table:table-cell office:value-type="float" office:value="686117000">
                <text:p>686117000</text:p>
              </table:table-cell>
              <table:table-cell office:value-type="float" office:value="685164000">
                <text:p>685164000</text:p>
              </table:table-cell>
              <table:table-cell office:value-type="float" office:value="688190000">
                <text:p>688190000</text:p>
              </table:table-cell>
              <table:table-cell office:value-type="float" office:value="687380000">
                <text:p>687380000</text:p>
              </table:table-cell>
              <table:table-cell office:value-type="float" office:value="690980000">
                <text:p>690980000</text:p>
              </table:table-cell>
              <table:table-cell office:value-type="float" office:value="688924000">
                <text:p>688924000</text:p>
              </table:table-cell>
              <table:table-cell office:value-type="float" office:value="686543000">
                <text:p>686543000</text:p>
              </table:table-cell>
              <table:table-cell office:value-type="float" office:value="687450000">
                <text:p>687450000</text:p>
              </table:table-cell>
              <table:table-cell office:value-type="float" office:value="686732000">
                <text:p>686732000</text:p>
              </table:table-cell>
              <table:table-cell office:value-type="float" office:value="686440000">
                <text:p>686440000</text:p>
              </table:table-cell>
              <table:table-cell office:value-type="float" office:value="691253000">
                <text:p>691253000</text:p>
              </table:table-cell>
              <table:table-cell office:value-type="float" office:value="687257000">
                <text:p>687257000</text:p>
              </table:table-cell>
              <table:table-cell office:value-type="float" office:value="690238000">
                <text:p>690238000</text:p>
              </table:table-cell>
              <table:table-cell office:value-type="float" office:value="686962000">
                <text:p>686962000</text:p>
              </table:table-cell>
              <table:table-cell office:value-type="float" office:value="691684000">
                <text:p>691684000</text:p>
              </table:table-cell>
              <table:table-cell office:value-type="float" office:value="688345000">
                <text:p>688345000</text:p>
              </table:table-cell>
              <table:table-cell office:value-type="float" office:value="687921000">
                <text:p>687921000</text:p>
              </table:table-cell>
              <table:table-cell office:value-type="float" office:value="685967000">
                <text:p>685967000</text:p>
              </table:table-cell>
              <table:table-cell office:value-type="float" office:value="685778000">
                <text:p>685778000</text:p>
              </table:table-cell>
              <table:table-cell office:value-type="float" office:value="685790000">
                <text:p>685790000</text:p>
              </table:table-cell>
              <table:table-cell office:value-type="float" office:value="688801000">
                <text:p>688801000</text:p>
              </table:table-cell>
              <table:table-cell office:value-type="float" office:value="687814000">
                <text:p>687814000</text:p>
              </table:table-cell>
              <table:table-cell office:value-type="float" office:value="688555000">
                <text:p>688555000</text:p>
              </table:table-cell>
              <table:table-cell office:value-type="float" office:value="685842000">
                <text:p>685842000</text:p>
              </table:table-cell>
              <table:table-cell office:value-type="float" office:value="686455000">
                <text:p>686455000</text:p>
              </table:table-cell>
              <table:table-cell office:value-type="float" office:value="683905000">
                <text:p>683905000</text:p>
              </table:table-cell>
              <table:table-cell office:value-type="float" office:value="689360000">
                <text:p>689360000</text:p>
              </table:table-cell>
              <table:table-cell office:value-type="float" office:value="684969000">
                <text:p>684969000</text:p>
              </table:table-cell>
              <table:table-cell office:value-type="float" office:value="686415000">
                <text:p>686415000</text:p>
              </table:table-cell>
              <table:table-cell office:value-type="float" office:value="686535000">
                <text:p>686535000</text:p>
              </table:table-cell>
              <table:table-cell office:value-type="float" office:value="687903000">
                <text:p>687903000</text:p>
              </table:table-cell>
              <table:table-cell office:value-type="float" office:value="693689000">
                <text:p>693689000</text:p>
              </table:table-cell>
              <table:table-cell office:value-type="float" office:value="748697000">
                <text:p>748697000</text:p>
              </table:table-cell>
              <table:table-cell office:value-type="float" office:value="748736000">
                <text:p>748736000</text:p>
              </table:table-cell>
              <table:table-cell office:value-type="float" office:value="748527000">
                <text:p>748527000</text:p>
              </table:table-cell>
              <table:table-cell office:value-type="float" office:value="748943000">
                <text:p>748943000</text:p>
              </table:table-cell>
              <table:table-cell office:value-type="float" office:value="748988000">
                <text:p>748988000</text:p>
              </table:table-cell>
              <table:table-cell office:value-type="float" office:value="748773000">
                <text:p>748773000</text:p>
              </table:table-cell>
              <table:table-cell office:value-type="float" office:value="748571000">
                <text:p>748571000</text:p>
              </table:table-cell>
              <table:table-cell office:value-type="float" office:value="748953000">
                <text:p>748953000</text:p>
              </table:table-cell>
              <table:table-cell office:value-type="float" office:value="748589000">
                <text:p>748589000</text:p>
              </table:table-cell>
              <table:table-cell office:value-type="float" office:value="748487000">
                <text:p>748487000</text:p>
              </table:table-cell>
              <table:table-cell office:value-type="float" office:value="748182000">
                <text:p>748182000</text:p>
              </table:table-cell>
              <table:table-cell office:value-type="float" office:value="748739000">
                <text:p>748739000</text:p>
              </table:table-cell>
              <table:table-cell office:value-type="float" office:value="748410000">
                <text:p>748410000</text:p>
              </table:table-cell>
              <table:table-cell office:value-type="float" office:value="748434000">
                <text:p>748434000</text:p>
              </table:table-cell>
              <table:table-cell office:value-type="float" office:value="748661000">
                <text:p>748661000</text:p>
              </table:table-cell>
              <table:table-cell office:value-type="float" office:value="748995000">
                <text:p>748995000</text:p>
              </table:table-cell>
              <table:table-cell office:value-type="float" office:value="748620000">
                <text:p>748620000</text:p>
              </table:table-cell>
              <table:table-cell office:value-type="float" office:value="748473000">
                <text:p>748473000</text:p>
              </table:table-cell>
              <table:table-cell office:value-type="float" office:value="748439000">
                <text:p>748439000</text:p>
              </table:table-cell>
              <table:table-cell office:value-type="float" office:value="748412000">
                <text:p>748412000</text:p>
              </table:table-cell>
              <table:table-cell office:value-type="float" office:value="748391000">
                <text:p>748391000</text:p>
              </table:table-cell>
              <table:table-cell office:value-type="float" office:value="748535000">
                <text:p>748535000</text:p>
              </table:table-cell>
              <table:table-cell office:value-type="float" office:value="748438000">
                <text:p>748438000</text:p>
              </table:table-cell>
              <table:table-cell office:value-type="float" office:value="748676000">
                <text:p>748676000</text:p>
              </table:table-cell>
              <table:table-cell office:value-type="float" office:value="748669000">
                <text:p>748669000</text:p>
              </table:table-cell>
              <table:table-cell office:value-type="float" office:value="748506000">
                <text:p>748506000</text:p>
              </table:table-cell>
              <table:table-cell office:value-type="float" office:value="748642000">
                <text:p>748642000</text:p>
              </table:table-cell>
              <table:table-cell office:value-type="float" office:value="748480000">
                <text:p>748480000</text:p>
              </table:table-cell>
              <table:table-cell office:value-type="float" office:value="748573000">
                <text:p>748573000</text:p>
              </table:table-cell>
              <table:table-cell office:value-type="float" office:value="748579000">
                <text:p>748579000</text:p>
              </table:table-cell>
              <table:table-cell office:value-type="float" office:value="748551000">
                <text:p>748551000</text:p>
              </table:table-cell>
              <table:table-cell office:value-type="float" office:value="748725000">
                <text:p>748725000</text:p>
              </table:table-cell>
              <table:table-cell office:value-type="float" office:value="748439000">
                <text:p>748439000</text:p>
              </table:table-cell>
              <table:table-cell office:value-type="float" office:value="748814000">
                <text:p>748814000</text:p>
              </table:table-cell>
              <table:table-cell office:value-type="float" office:value="748675000">
                <text:p>748675000</text:p>
              </table:table-cell>
              <table:table-cell office:value-type="float" office:value="748384000">
                <text:p>748384000</text:p>
              </table:table-cell>
              <table:table-cell office:value-type="float" office:value="748693000">
                <text:p>748693000</text:p>
              </table:table-cell>
              <table:table-cell office:value-type="float" office:value="748870000">
                <text:p>748870000</text:p>
              </table:table-cell>
              <table:table-cell office:value-type="float" office:value="748401000">
                <text:p>748401000</text:p>
              </table:table-cell>
              <table:table-cell office:value-type="float" office:value="748657000">
                <text:p>748657000</text:p>
              </table:table-cell>
              <table:table-cell office:value-type="float" office:value="748506000">
                <text:p>748506000</text:p>
              </table:table-cell>
              <table:table-cell office:value-type="float" office:value="748954000">
                <text:p>748954000</text:p>
              </table:table-cell>
              <table:table-cell office:value-type="float" office:value="748571000">
                <text:p>748571000</text:p>
              </table:table-cell>
              <table:table-cell office:value-type="float" office:value="748624000">
                <text:p>748624000</text:p>
              </table:table-cell>
              <table:table-cell office:value-type="float" office:value="748676000">
                <text:p>748676000</text:p>
              </table:table-cell>
              <table:table-cell office:value-type="float" office:value="748902000">
                <text:p>748902000</text:p>
              </table:table-cell>
              <table:table-cell office:value-type="float" office:value="748340000">
                <text:p>748340000</text:p>
              </table:table-cell>
              <table:table-cell office:value-type="float" office:value="748902000">
                <text:p>748902000</text:p>
              </table:table-cell>
              <table:table-cell office:value-type="float" office:value="748667000">
                <text:p>748667000</text:p>
              </table:table-cell>
              <table:table-cell office:value-type="float" office:value="748758000">
                <text:p>748758000</text:p>
              </table:table-cell>
              <table:table-cell office:value-type="float" office:value="760441000">
                <text:p>760441000</text:p>
              </table:table-cell>
              <table:table-cell office:value-type="float" office:value="760760000">
                <text:p>760760000</text:p>
              </table:table-cell>
              <table:table-cell office:value-type="float" office:value="761203000">
                <text:p>761203000</text:p>
              </table:table-cell>
              <table:table-cell office:value-type="float" office:value="760574000">
                <text:p>760574000</text:p>
              </table:table-cell>
              <table:table-cell office:value-type="float" office:value="760362000">
                <text:p>760362000</text:p>
              </table:table-cell>
              <table:table-cell office:value-type="float" office:value="761150000">
                <text:p>761150000</text:p>
              </table:table-cell>
              <table:table-cell office:value-type="float" office:value="760771000">
                <text:p>760771000</text:p>
              </table:table-cell>
              <table:table-cell office:value-type="float" office:value="760987000">
                <text:p>760987000</text:p>
              </table:table-cell>
              <table:table-cell office:value-type="float" office:value="761001000">
                <text:p>761001000</text:p>
              </table:table-cell>
              <table:table-cell office:value-type="float" office:value="760642000">
                <text:p>760642000</text:p>
              </table:table-cell>
              <table:table-cell office:value-type="float" office:value="761318000">
                <text:p>761318000</text:p>
              </table:table-cell>
              <table:table-cell office:value-type="float" office:value="760693000">
                <text:p>760693000</text:p>
              </table:table-cell>
              <table:table-cell office:value-type="float" office:value="760598000">
                <text:p>760598000</text:p>
              </table:table-cell>
              <table:table-cell office:value-type="float" office:value="760064000">
                <text:p>760064000</text:p>
              </table:table-cell>
              <table:table-cell office:value-type="float" office:value="760572000">
                <text:p>760572000</text:p>
              </table:table-cell>
              <table:table-cell office:value-type="float" office:value="760661000">
                <text:p>760661000</text:p>
              </table:table-cell>
              <table:table-cell office:value-type="float" office:value="760435000">
                <text:p>760435000</text:p>
              </table:table-cell>
              <table:table-cell office:value-type="float" office:value="760485000">
                <text:p>760485000</text:p>
              </table:table-cell>
              <table:table-cell office:value-type="float" office:value="761112000">
                <text:p>761112000</text:p>
              </table:table-cell>
              <table:table-cell office:value-type="float" office:value="760219000">
                <text:p>760219000</text:p>
              </table:table-cell>
              <table:table-cell office:value-type="float" office:value="760821000">
                <text:p>760821000</text:p>
              </table:table-cell>
              <table:table-cell office:value-type="float" office:value="760830000">
                <text:p>760830000</text:p>
              </table:table-cell>
              <table:table-cell office:value-type="float" office:value="760482000">
                <text:p>760482000</text:p>
              </table:table-cell>
              <table:table-cell office:value-type="float" office:value="759949000">
                <text:p>759949000</text:p>
              </table:table-cell>
              <table:table-cell office:value-type="float" office:value="760720000">
                <text:p>760720000</text:p>
              </table:table-cell>
              <table:table-cell office:value-type="float" office:value="761400000">
                <text:p>761400000</text:p>
              </table:table-cell>
              <table:table-cell office:value-type="float" office:value="760888000">
                <text:p>760888000</text:p>
              </table:table-cell>
              <table:table-cell office:value-type="float" office:value="761410000">
                <text:p>761410000</text:p>
              </table:table-cell>
              <table:table-cell office:value-type="float" office:value="760662000">
                <text:p>760662000</text:p>
              </table:table-cell>
              <table:table-cell office:value-type="float" office:value="760551000">
                <text:p>760551000</text:p>
              </table:table-cell>
              <table:table-cell office:value-type="float" office:value="760477000">
                <text:p>760477000</text:p>
              </table:table-cell>
              <table:table-cell office:value-type="float" office:value="760918000">
                <text:p>760918000</text:p>
              </table:table-cell>
              <table:table-cell office:value-type="float" office:value="760148000">
                <text:p>760148000</text:p>
              </table:table-cell>
              <table:table-cell office:value-type="float" office:value="760702000">
                <text:p>760702000</text:p>
              </table:table-cell>
              <table:table-cell office:value-type="float" office:value="760610000">
                <text:p>760610000</text:p>
              </table:table-cell>
              <table:table-cell office:value-type="float" office:value="759968000">
                <text:p>759968000</text:p>
              </table:table-cell>
              <table:table-cell office:value-type="float" office:value="761089000">
                <text:p>761089000</text:p>
              </table:table-cell>
              <table:table-cell office:value-type="float" office:value="760272000">
                <text:p>760272000</text:p>
              </table:table-cell>
              <table:table-cell office:value-type="float" office:value="760886000">
                <text:p>760886000</text:p>
              </table:table-cell>
              <table:table-cell office:value-type="float" office:value="761072000">
                <text:p>761072000</text:p>
              </table:table-cell>
              <table:table-cell office:value-type="float" office:value="760940000">
                <text:p>760940000</text:p>
              </table:table-cell>
              <table:table-cell office:value-type="float" office:value="760691000">
                <text:p>760691000</text:p>
              </table:table-cell>
              <table:table-cell office:value-type="float" office:value="760432000">
                <text:p>760432000</text:p>
              </table:table-cell>
              <table:table-cell office:value-type="float" office:value="760486000">
                <text:p>760486000</text:p>
              </table:table-cell>
              <table:table-cell office:value-type="float" office:value="760255000">
                <text:p>760255000</text:p>
              </table:table-cell>
              <table:table-cell office:value-type="float" office:value="760660000">
                <text:p>760660000</text:p>
              </table:table-cell>
              <table:table-cell office:value-type="float" office:value="760551000">
                <text:p>760551000</text:p>
              </table:table-cell>
              <table:table-cell office:value-type="float" office:value="760790000">
                <text:p>760790000</text:p>
              </table:table-cell>
              <table:table-cell office:value-type="float" office:value="760576000">
                <text:p>760576000</text:p>
              </table:table-cell>
              <table:table-cell office:value-type="float" office:value="760552000">
                <text:p>760552000</text:p>
              </table:table-cell>
              <table:table-cell office:value-type="float" office:value="791868000">
                <text:p>791868000</text:p>
              </table:table-cell>
              <table:table-cell office:value-type="float" office:value="792071000">
                <text:p>792071000</text:p>
              </table:table-cell>
              <table:table-cell office:value-type="float" office:value="792178000">
                <text:p>792178000</text:p>
              </table:table-cell>
              <table:table-cell office:value-type="float" office:value="792212000">
                <text:p>792212000</text:p>
              </table:table-cell>
              <table:table-cell office:value-type="float" office:value="792058000">
                <text:p>792058000</text:p>
              </table:table-cell>
              <table:table-cell office:value-type="float" office:value="792029000">
                <text:p>792029000</text:p>
              </table:table-cell>
              <table:table-cell office:value-type="float" office:value="792213000">
                <text:p>792213000</text:p>
              </table:table-cell>
              <table:table-cell office:value-type="float" office:value="791959000">
                <text:p>791959000</text:p>
              </table:table-cell>
              <table:table-cell office:value-type="float" office:value="792053000">
                <text:p>792053000</text:p>
              </table:table-cell>
              <table:table-cell office:value-type="float" office:value="792063000">
                <text:p>792063000</text:p>
              </table:table-cell>
              <table:table-cell office:value-type="float" office:value="791981000">
                <text:p>791981000</text:p>
              </table:table-cell>
              <table:table-cell office:value-type="float" office:value="792118000">
                <text:p>792118000</text:p>
              </table:table-cell>
              <table:table-cell office:value-type="float" office:value="791954000">
                <text:p>791954000</text:p>
              </table:table-cell>
              <table:table-cell office:value-type="float" office:value="792215000">
                <text:p>792215000</text:p>
              </table:table-cell>
              <table:table-cell office:value-type="float" office:value="792147000">
                <text:p>792147000</text:p>
              </table:table-cell>
              <table:table-cell office:value-type="float" office:value="792205000">
                <text:p>792205000</text:p>
              </table:table-cell>
              <table:table-cell office:value-type="float" office:value="792215000">
                <text:p>792215000</text:p>
              </table:table-cell>
              <table:table-cell office:value-type="float" office:value="792103000">
                <text:p>792103000</text:p>
              </table:table-cell>
              <table:table-cell office:value-type="float" office:value="792124000">
                <text:p>792124000</text:p>
              </table:table-cell>
              <table:table-cell office:value-type="float" office:value="792242000">
                <text:p>792242000</text:p>
              </table:table-cell>
              <table:table-cell office:value-type="float" office:value="792083000">
                <text:p>792083000</text:p>
              </table:table-cell>
              <table:table-cell office:value-type="float" office:value="792021000">
                <text:p>792021000</text:p>
              </table:table-cell>
              <table:table-cell office:value-type="float" office:value="792137000">
                <text:p>792137000</text:p>
              </table:table-cell>
              <table:table-cell office:value-type="float" office:value="792149000">
                <text:p>792149000</text:p>
              </table:table-cell>
              <table:table-cell office:value-type="float" office:value="792093000">
                <text:p>792093000</text:p>
              </table:table-cell>
              <table:table-cell office:value-type="float" office:value="792106000">
                <text:p>792106000</text:p>
              </table:table-cell>
              <table:table-cell office:value-type="float" office:value="792165000">
                <text:p>792165000</text:p>
              </table:table-cell>
              <table:table-cell office:value-type="float" office:value="792147000">
                <text:p>792147000</text:p>
              </table:table-cell>
              <table:table-cell office:value-type="float" office:value="792159000">
                <text:p>792159000</text:p>
              </table:table-cell>
              <table:table-cell office:value-type="float" office:value="792097000">
                <text:p>792097000</text:p>
              </table:table-cell>
              <table:table-cell office:value-type="float" office:value="791907000">
                <text:p>791907000</text:p>
              </table:table-cell>
              <table:table-cell office:value-type="float" office:value="792083000">
                <text:p>792083000</text:p>
              </table:table-cell>
              <table:table-cell office:value-type="float" office:value="792051000">
                <text:p>792051000</text:p>
              </table:table-cell>
              <table:table-cell office:value-type="float" office:value="792230000">
                <text:p>792230000</text:p>
              </table:table-cell>
              <table:table-cell office:value-type="float" office:value="792244000">
                <text:p>792244000</text:p>
              </table:table-cell>
              <table:table-cell office:value-type="float" office:value="792254000">
                <text:p>792254000</text:p>
              </table:table-cell>
              <table:table-cell office:value-type="float" office:value="791940000">
                <text:p>791940000</text:p>
              </table:table-cell>
              <table:table-cell office:value-type="float" office:value="792007000">
                <text:p>792007000</text:p>
              </table:table-cell>
              <table:table-cell office:value-type="float" office:value="792172000">
                <text:p>792172000</text:p>
              </table:table-cell>
              <table:table-cell office:value-type="float" office:value="792050000">
                <text:p>792050000</text:p>
              </table:table-cell>
              <table:table-cell office:value-type="float" office:value="792105000">
                <text:p>792105000</text:p>
              </table:table-cell>
              <table:table-cell office:value-type="float" office:value="792077000">
                <text:p>792077000</text:p>
              </table:table-cell>
              <table:table-cell office:value-type="float" office:value="791980000">
                <text:p>791980000</text:p>
              </table:table-cell>
              <table:table-cell office:value-type="float" office:value="792138000">
                <text:p>792138000</text:p>
              </table:table-cell>
              <table:table-cell office:value-type="float" office:value="792017000">
                <text:p>792017000</text:p>
              </table:table-cell>
              <table:table-cell office:value-type="float" office:value="792253000">
                <text:p>792253000</text:p>
              </table:table-cell>
              <table:table-cell office:value-type="float" office:value="792373000">
                <text:p>792373000</text:p>
              </table:table-cell>
              <table:table-cell office:value-type="float" office:value="791870000">
                <text:p>791870000</text:p>
              </table:table-cell>
              <table:table-cell office:value-type="float" office:value="792204000">
                <text:p>792204000</text:p>
              </table:table-cell>
              <table:table-cell office:value-type="float" office:value="791971000">
                <text:p>791971000</text:p>
              </table:table-cell>
              <table:table-cell office:value-type="float" office:value="797439000">
                <text:p>79743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